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7925in"/>
    </style:style>
    <style:style style:name="co4" style:family="table-column">
      <style:table-column-properties fo:break-before="auto" style:column-width="1.328in"/>
    </style:style>
    <style:style style:name="co5" style:family="table-column">
      <style:table-column-properties fo:break-before="auto" style:column-width="1.1492in"/>
    </style:style>
    <style:style style:name="co6" style:family="table-column">
      <style:table-column-properties fo:break-before="auto" style:column-width="0.3819in"/>
    </style:style>
    <style:style style:name="co7" style:family="table-column">
      <style:table-column-properties fo:break-before="auto" style:column-width="0.828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5425in"/>
    </style:style>
    <style:style style:name="co10" style:family="table-column">
      <style:table-column-properties fo:break-before="auto" style:column-width="0.5957in"/>
    </style:style>
    <style:style style:name="co11" style:family="table-column">
      <style:table-column-properties fo:break-before="auto" style:column-width="0.7744in"/>
    </style:style>
    <style:style style:name="co12" style:family="table-column">
      <style:table-column-properties fo:break-before="auto" style:column-width="0.748in"/>
    </style:style>
    <style:style style:name="co13" style:family="table-column">
      <style:table-column-properties fo:break-before="auto" style:column-width="0.9445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694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UIscapeSvgTimelin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Time (sec)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Opacity</text:p>
          </table:table-cell>
          <table:table-cell office:value-type="string" calcext:value-type="string">
            <text:p>BackColor</text:p>
          </table:table-cell>
          <table:table-cell office:value-type="string" calcext:value-type="string">
            <text:p>ForeColor</text:p>
          </table:table-cell>
          <table:table-cell office:value-type="string" calcext:value-type="string">
            <text:p>ScaleX Origin</text:p>
          </table:table-cell>
          <table:table-cell office:value-type="string" calcext:value-type="string">
            <text:p>ScaleY Origin</text:p>
          </table:table-cell>
          <table:table-cell office:value-type="string" calcext:value-type="string">
            <text:p>Easing</text:p>
          </table:table-cell>
          <table:table-cell office:value-type="string" calcext:value-type="string">
            <text:p>Repeat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ease-in-out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rogress01</text:p>
          </table:table-cell>
          <table:table-cell table:number-columns-repeated="4"/>
          <table:table-cell table:formula="of:=[.I2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SmoothBackground</text:p>
          </table:table-cell>
          <table:table-cell table:number-columns-repeated="3"/>
          <table:table-cell office:value-type="float" office:value="-3546" calcext:value-type="float">
            <text:p>-354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7"/>
          <table:table-cell office:value-type="string" calcext:value-type="string">
            <text:p>ease-in-out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494.531" calcext:value-type="float">
            <text:p>494.53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itchButton</text:p>
          </table:table-cell>
          <table:table-cell office:value-type="string" calcext:value-type="string">
            <text:p>Turbo switch</text:p>
          </table:table-cell>
          <table:table-cell office:value-type="string" calcext:value-type="string">
            <text:p>A</text:p>
          </table:table-cell>
          <table:table-cell office:value-type="float" office:value="1225.028" calcext:value-type="float">
            <text:p>1225.0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string" calcext:value-type="string">
            <text:p>SwitchButt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58.974" calcext:value-type="float">
            <text:p>1258.97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Ask checkbox</text:p>
          </table:table-cell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string" calcext:value-type="string">
            <text:p>CheckAsk</text:p>
          </table:table-cell>
          <table:table-cell office:value-type="string" calcext:value-type="string">
            <text:p>Ask checkbox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string" calcext:value-type="string">
            <text:p>CheckAs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244.847" calcext:value-type="float">
            <text:p>1244.847</text:p>
          </table:table-cell>
          <table:table-cell office:value-type="float" office:value="505.642" calcext:value-type="float">
            <text:p>505.64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Back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OptionForward</text:p>
          </table:table-cell>
          <table:table-cell office:value-type="string" calcext:value-type="string">
            <text:p>For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445.033" calcext:value-type="float">
            <text:p>445.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Forward option</text:p>
          </table:table-cell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Backward</text:p>
          </table:table-cell>
          <table:table-cell office:value-type="string" calcext:value-type="string">
            <text:p>Backward radi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Back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5" calcext:value-type="float">
            <text:p>10.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.75" calcext:value-type="float">
            <text:p>10.75</text:p>
          </table:table-cell>
          <table:table-cell office:value-type="string" calcext:value-type="string">
            <text:p>OptionFor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431.725" calcext:value-type="float">
            <text:p>1431.725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.2" calcext:value-type="float">
            <text:p>12.2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3" calcext:value-type="float">
            <text:p>12.3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CursorIcon</text:p>
          </table:table-cell>
          <table:table-cell office:value-type="string" calcext:value-type="string">
            <text:p>View Detail button</text:p>
          </table:table-cell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1" calcext:value-type="float">
            <text:p>13.1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ViewDetailsButtonActiv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75" calcext:value-type="float">
            <text:p>13.75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.85" calcext:value-type="float">
            <text:p>13.85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707.497" calcext:value-type="float">
            <text:p>1707.497</text:p>
          </table:table-cell>
          <table:table-cell office:value-type="float" office:value="501.602" calcext:value-type="float">
            <text:p>501.6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.1" calcext:value-type="float">
            <text:p>14.1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.2" calcext:value-type="float">
            <text:p>14.2</text:p>
          </table:table-cell>
          <table:table-cell office:value-type="string" calcext:value-type="string">
            <text:p>ViewDetailsButtonHighlight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CursorIcon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019.583" calcext:value-type="float">
            <text:p>1019.583</text:p>
          </table:table-cell>
          <table:table-cell office:value-type="float" office:value="868.817" calcext:value-type="float">
            <text:p>868.817</text:p>
          </table:table-cell>
          <table:table-cell table:number-columns-repeated="9"/>
        </table:table-row>
        <table:table-row table:style-name="ro1" table:number-rows-repeated="104852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09:26:23.13273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5:59:31.016126200</meta:creation-date>
    <dc:title>MyCalcTemplate</dc:title>
    <meta:editing-duration>PT7H19M25S</meta:editing-duration>
    <meta:editing-cycles>8</meta:editing-cycles>
    <meta:generator>LibreOffice/25.8.3.2$Windows_X86_64 LibreOffice_project/8ca8d55c161d602844f5428fa4b58097424e324e</meta:generator>
    <meta:initial-creator>Daniel Patterson, MCSD</meta:initial-creator>
    <dc:date>2025-12-17T15:35:20.936609000</dc:date>
    <dc:creator>Daniel Patterson, MCSD</dc:creator>
    <meta:document-statistic meta:table-count="1" meta:cell-count="210" meta:object-count="0"/>
    <meta:template xlink:type="simple" xlink:actuate="onRequest" xlink:title="MyCalcTemplate" xlink:href="../../../../../../../Users/Daniel/AppData/Roaming/LibreOffice/4/user/template/MyCalcTemplate.ots" meta:date="2025-12-16T05:59:29.881975000"/>
  </office:meta>
</office:document-meta>
</file>